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Fett Kursiv" style:font-family-generic="swiss" style:font-pitch="variable"/>
    <style:font-face style:name="Arial2" svg:font-family="Arial" style:font-adornments="Standard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Palatino Linotype" svg:font-family="'Palatino Linotype'" style:font-adornments="Standard" style:font-family-generic="roman" style:font-pitch="variable"/>
    <style:font-face style:name="SimSun" svg:font-family="SimSun" style:font-adornments="Standard" style:font-pitch="variable"/>
    <style:font-face style:name="Tahoma" svg:font-family="Tahoma"/>
    <style:font-face style:name="Tahoma1" svg:font-family="Tahoma" style:font-family-generic="swiss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Braun-Textabsatz">
      <style:text-properties officeooo:paragraph-rsid="0020c4c2"/>
    </style:style>
    <style:style style:name="P2" style:family="paragraph" style:parent-style-name="Illustration">
      <style:text-properties fo:language="en" fo:country="GB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alatino Linotype" fo:font-size="10.5pt" fo:font-style="normal" fo:text-shadow="none" style:text-underline-style="none" fo:font-weight="normal" officeooo:paragraph-rsid="0020c4c2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Palatino Linotype" fo:font-size="10.5pt" fo:language="de" fo:country="AT" fo:font-style="normal" fo:text-shadow="none" style:text-underline-style="none" fo:font-weight="normal" officeooo:paragraph-rsid="0020c4c2" fo:background-color="transparent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 style:vertical-align="bottom"/>
      <style:text-properties fo:color="#000000" loext:opacity="100%" style:text-outline="false" style:text-line-through-style="none" style:text-line-through-type="none" style:font-name="Arial1" fo:font-size="11pt" fo:language="de" fo:country="AT" fo:font-style="italic" fo:text-shadow="none" style:text-underline-style="none" fo:font-weight="bold" officeooo:paragraph-rsid="0020c4c2" fo:background-color="transparent" style:font-size-asian="11pt" style:language-asian="zh" style:country-asian="CN" style:font-style-asian="italic" style:font-weight-asian="bold" style:font-size-complex="11pt" style:font-style-complex="italic" style:font-weight-complex="bold" style:text-rotation-angle="90" style:text-rotation-scale="line-height"/>
    </style:style>
    <style:style style:name="P6" style:family="paragraph" style:parent-style-name="Table">
      <style:paragraph-properties fo:keep-with-next="always"/>
      <style:text-properties officeooo:paragraph-rsid="002a1cfc" fo:background-color="transparent"/>
    </style:style>
    <style:style style:name="P7" style:family="paragraph" style:parent-style-name="Braun-Textabsatz">
      <style:text-properties officeooo:paragraph-rsid="0020c4c2" fo:background-color="transparent"/>
    </style:style>
    <style:style style:name="P8" style:family="paragraph" style:parent-style-name="Illustration">
      <style:text-properties fo:language="de" fo:country="AT" style:language-asian="zh" style:country-asian="CN"/>
    </style:style>
    <style:style style:name="P9" style:family="paragraph" style:parent-style-name="Braun-Textabsatz_20_nur_20_oben">
      <style:text-properties fo:language="de" fo:country="AT" officeooo:paragraph-rsid="001ef64f" fo:background-color="transparent" style:language-asian="zh" style:country-asian="CN"/>
    </style:style>
    <style:style style:name="P10" style:family="paragraph" style:parent-style-name="Braun-Textabsatz_20_nur_20_oben">
      <style:text-properties fo:language="de" fo:country="AT" officeooo:paragraph-rsid="0020c4c2" fo:background-color="transparent" style:language-asian="zh" style:country-asian="CN"/>
    </style:style>
    <style:style style:name="P11" style:family="paragraph" style:parent-style-name="Braun-Textabsatz">
      <style:text-properties officeooo:rsid="001deb25"/>
    </style:style>
    <style:style style:name="P12" style:family="paragraph" style:parent-style-name="Braun-Textabsatz">
      <style:text-properties officeooo:rsid="002a1cfc" officeooo:paragraph-rsid="002a1cfc"/>
    </style:style>
    <style:style style:name="P13" style:family="paragraph" style:parent-style-name="Contents_20_1">
      <style:paragraph-properties>
        <style:tab-stops>
          <style:tab-stop style:position="16.201cm" style:type="right"/>
        </style:tab-stops>
      </style:paragraph-properties>
    </style:style>
    <style:style style:name="P14" style:family="paragraph" style:parent-style-name="Illustration_20_Index_20_1">
      <style:paragraph-properties>
        <style:tab-stops>
          <style:tab-stop style:position="16.201cm" style:type="right"/>
        </style:tab-stops>
      </style:paragraph-properties>
    </style:style>
    <style:style style:name="P15" style:family="paragraph" style:parent-style-name="Table_20_index_20_1">
      <style:paragraph-properties>
        <style:tab-stops>
          <style:tab-stop style:position="16.201cm" style:type="right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5.702cm" style:type="right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5.203cm" style:type="right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4.704cm" style:type="right"/>
        </style:tab-stops>
      </style:paragraph-properties>
    </style:style>
    <style:style style:name="P19" style:family="paragraph" style:parent-style-name="Braun-Rahmeninhalt_20_Variablen">
      <style:text-properties officeooo:paragraph-rsid="002773c0"/>
    </style:style>
    <style:style style:name="P20" style:family="paragraph" style:parent-style-name="Braun-Textabsatz_20_nur_20_oben">
      <style:text-properties fo:language="de" fo:country="AT" officeooo:paragraph-rsid="001ef64f" style:language-asian="zh" style:country-asian="CN"/>
    </style:style>
    <style:style style:name="P21" style:family="paragraph" style:parent-style-name="Braun-Text" style:list-style-name="Braun-Aufzählung_20_5cm-Einzug">
      <style:text-properties fo:language="de" fo:country="AT" officeooo:paragraph-rsid="001ef64f" fo:background-color="transparent" style:language-asian="zh" style:country-asian="CN"/>
    </style:style>
    <style:style style:name="P22" style:family="paragraph" style:parent-style-name="Braun-Text" style:list-style-name="Braun-Aufzählung_20_5cm-Einzug">
      <style:text-properties fo:language="de" fo:country="AT" officeooo:paragraph-rsid="0020c4c2" fo:background-color="transparent" style:language-asian="zh" style:country-asian="CN"/>
    </style:style>
    <style:style style:name="P23" style:family="paragraph" style:parent-style-name="Heading_20_3">
      <style:text-properties officeooo:rsid="001ef64f" officeooo:paragraph-rsid="001ef64f" fo:background-color="transparent"/>
    </style:style>
    <style:style style:name="P24" style:family="paragraph" style:parent-style-name="Heading_20_3">
      <style:text-properties officeooo:rsid="001ef64f" officeooo:paragraph-rsid="001ef64f"/>
    </style:style>
    <style:style style:name="P25" style:family="paragraph" style:parent-style-name="Heading_20_4">
      <style:text-properties officeooo:rsid="001ef64f" officeooo:paragraph-rsid="001ef64f" fo:background-color="transparen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de" fo:country="AT" fo:background-color="transparent" loext:char-shading-value="0" style:language-asian="zh" style:country-asian="CN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ef64f" fo:background-color="transparent" loext:char-shading-value="0"/>
    </style:style>
    <style:style style:name="T5" style:family="text">
      <style:text-properties officeooo:rsid="001deb25"/>
    </style:style>
    <style:style style:name="T6" style:family="text">
      <style:text-properties officeooo:rsid="001ef64f"/>
    </style:style>
    <style:style style:name="T7" style:family="text">
      <style:text-properties officeooo:rsid="000a010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773c0"/>
    </style:style>
    <style:style style:name="T10" style:family="text">
      <style:text-properties officeooo:rsid="0028ca18"/>
    </style:style>
    <style:style style:name="T11" style:family="text">
      <style:text-properties officeooo:rsid="002a1cfc"/>
    </style:style>
    <style:style style:name="T12" style:family="text">
      <style:text-properties officeooo:rsid="002b08ee"/>
    </style:style>
    <style:style style:name="fr1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protect="size position" style:vertical-pos="from-top" style:vertical-rel="paragraph-content" style:horizontal-pos="from-left" style:horizontal-rel="paragraph" fo:background-color="transparent" draw:fill="none" draw:fill-color="#ffffff" fo:padding="0cm" fo:border="none" style:shadow="none" draw:shadow-opacity="100%"/>
    </style:style>
    <style:style style:name="fr3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NummerMaschine"/>
        <text:variable-decl office:value-type="string" text:name="Seitensummernkommentar"/>
        <text:variable-decl office:value-type="string" text:name="NummerVersion"/>
        <text:variable-decl office:value-type="string" text:name="NameAnleitung"/>
        <text:variable-decl office:value-type="string" text:name="NameKapitel"/>
        <text:variable-decl office:value-type="string" text:name="NameKunde"/>
        <text:variable-decl office:value-type="string" text:name="NummerAnleitung"/>
      </text:variable-decls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82232_862976317"/><text:span text:style-name="T10">Heading</text:span> <text:span text:style-name="T5">Level 1</text:span><text:bookmark-end text:name="__RefHeading__82232_862976317"/><text:bookmark text:name="Inhaltsverzeichnis"/></text:h>
      <text:table-of-content text:style-name="Sect1" text:protected="true" text:name="Inhaltsverzeichnis1">
        <text:table-of-content-source text:outline-level="4" text:index-scope="chapter">
          <text:index-title-template text:style-name="Contents_20_Heading">Full ToC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 </text:index-entry-span>
            <text:index-entry-text/>
            <text:index-entry-tab-stop style:type="right" style:leader-char=" "/>
            <text:index-entry-chapter text:display="plain-number" text:outline-level="1"/>
            <text:index-entry-span>-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 </text:index-entry-span>
            <text:index-entry-text/>
            <text:index-entry-tab-stop style:type="right" style:leader-char=" "/>
            <text:index-entry-chapter text:display="plain-number" text:outline-level="1"/>
            <text:index-entry-span>-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 </text:index-entry-span>
            <text:index-entry-text/>
            <text:index-entry-tab-stop style:type="right" style:leader-char=" "/>
            <text:index-entry-chapter text:display="plain-number" text:outline-level="1"/>
            <text:index-entry-span>-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 </text:index-entry-span>
            <text:index-entry-text/>
            <text:index-entry-tab-stop style:type="right" style:leader-char=" "/>
            <text:index-entry-chapter text:display="plain-number" text:outline-level="1"/>
            <text:index-entry-span>-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 </text:index-entry-span>
            <text:index-entry-text/>
            <text:index-entry-tab-stop style:type="right" style:leader-char=" "/>
            <text:index-entry-chapter text:display="plain-number" text:outline-level="1"/>
            <text:index-entry-span>-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 </text:index-entry-span>
            <text:index-entry-text/>
            <text:index-entry-tab-stop style:type="right" style:leader-char=" "/>
            <text:index-entry-chapter text:display="plain-number" text:outline-level="1"/>
            <text:index-entry-span>-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 </text:index-entry-span>
            <text:index-entry-text/>
            <text:index-entry-tab-stop style:type="right" style:leader-char=" "/>
            <text:index-entry-chapter text:display="plain-number" text:outline-level="1"/>
            <text:index-entry-span>-</text:index-entry-span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 </text:index-entry-span>
            <text:index-entry-text/>
            <text:index-entry-tab-stop style:type="right" style:leader-char=" "/>
            <text:index-entry-chapter text:display="plain-number" text:outline-level="1"/>
            <text:index-entry-span>-</text:index-entry-span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 </text:index-entry-span>
            <text:index-entry-text/>
            <text:index-entry-tab-stop style:type="right" style:leader-char=" "/>
            <text:index-entry-chapter text:display="plain-number" text:outline-level="1"/>
            <text:index-entry-span>-</text:index-entry-span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 </text:index-entry-span>
            <text:index-entry-text/>
            <text:index-entry-tab-stop style:type="right" style:leader-char=" "/>
            <text:index-entry-chapter text:display="plain-number" text:outline-level="1"/>
            <text:index-entry-span>-</text:index-entry-span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Full ToC</text:p>
          </text:index-title>
          <text:p text:style-name="P13"><text:a xlink:type="simple" xlink:href="#__RefHeading__82232_862976317" text:style-name="Internet_20_link" text:visited-style-name="Internet_20_link">2 <text:s/>Heading Level 1<text:tab/>2-1</text:a></text:p>
          <text:p text:style-name="P16"><text:a xlink:type="simple" xlink:href="#__RefHeading__82234_862976317" text:style-name="Internet_20_link" text:visited-style-name="Internet_20_link">2.1 <text:s/>Heading Level 2<text:tab/>2-2</text:a></text:p>
          <text:p text:style-name="P17"><text:a xlink:type="simple" xlink:href="#__RefHeading__18195_199267200" text:style-name="Internet_20_link" text:visited-style-name="Internet_20_link">2.1.1 <text:s/>Heading Level 3<text:tab/>2-2</text:a></text:p>
          <text:p text:style-name="P18"><text:a xlink:type="simple" xlink:href="#__RefHeading__18197_199267200" text:style-name="Internet_20_link" text:visited-style-name="Internet_20_link">2.1.1.1 <text:s/>Heading Level 4<text:tab/>2-2</text:a></text:p>
          <text:p text:style-name="P17"><text:a xlink:type="simple" xlink:href="#__RefHeading__82236_862976317" text:style-name="Internet_20_link" text:visited-style-name="Internet_20_link">2.1.2 <text:s/>Heading Level 3<text:tab/>2-2</text:a></text:p>
        </text:index-body>
      </text:table-of-content>
      <text:p text:style-name="Braun-Textabsatz"/>
      <text:p text:style-name="Braun-Textabsatz"/>
      <text:p text:style-name="P11"/>
      <text:h text:style-name="Heading_20_2" text:outline-level="2"><text:bookmark-start text:name="__RefHeading__82234_862976317"/><text:span text:style-name="T11">Heading</text:span> <text:span text:style-name="T6">Level </text:span>2<text:bookmark-end text:name="__RefHeading__82234_862976317"/></text:h>
      <text:h text:style-name="P23" text:outline-level="3"><text:bookmark-start text:name="__RefHeading__18195_199267200"/><text:span text:style-name="T11">Heading</text:span> Level 3<text:bookmark-end text:name="__RefHeading__18195_199267200"/></text:h>
      <text:h text:style-name="P25" text:outline-level="4"><text:bookmark-start text:name="__RefHeading__18197_199267200"/><text:span text:style-name="T11">Heading</text:span> Level 4<text:bookmark-end text:name="__RefHeading__18197_199267200"/></text:h>
      <text:p text:style-name="P20"><text:span text:style-name="T3">&l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Fett Kursiv" style:font-family-generic="swiss" style:font-pitch="variable"/>
    <style:font-face style:name="Arial2" svg:font-family="Arial" style:font-adornments="Standard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Palatino Linotype" svg:font-family="'Palatino Linotype'" style:font-adornments="Standard" style:font-family-generic="roman" style:font-pitch="variable"/>
    <style:font-face style:name="SimSun" svg:font-family="SimSun" style:font-adornments="Standard" style:font-pitch="variable"/>
    <style:font-face style:name="Tahoma" svg:font-family="Tahoma"/>
    <style:font-face style:name="Tahoma1" svg:font-family="Tahoma" style:font-family-generic="swiss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AT" style:letter-kerning="true" style:font-name-asian="Arial Unicode MS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AT" style:letter-kerning="true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style:font-name="Palatino Linotype" fo:font-family="'Palatino Linotype'" style:font-style-name="Standard" style:font-family-generic="roman" style:font-pitch="variable" fo:font-size="10.5pt" fo:language="en" fo:country="US" style:font-name-asian="SimSun" style:font-family-asian="SimSun" style:font-style-name-asian="Standard" style:font-pitch-asian="variable" style:language-asian="zh" style:country-asian="CN"/>
    </style:style>
    <style:style style:name="Heading" style:family="paragraph" style:parent-style-name="Standard" style:next-style-name="Braun-Textabsatz" style:class="text" style:master-page-name="">
      <style:paragraph-properties fo:margin-top="0.423cm" fo:margin-bottom="0.212cm" style:contextual-spacing="false" style:page-number="auto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3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.5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9pt"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raun-Kopfzeile" style:family="paragraph" style:parent-style-name="Header" style:master-page-name="">
      <style:paragraph-properties style:page-number="auto">
        <style:tab-stops>
          <style:tab-stop style:position="8.1cm" style:type="center"/>
          <style:tab-stop style:position="16.2cm" style:type="center"/>
        </style:tab-stops>
      </style:paragraph-properties>
      <style:text-properties style:font-name="Arial2" fo:font-family="Arial" style:font-style-name="Standard" style:font-family-generic="swiss" style:font-pitch="variable" fo:font-size="8pt" style:font-size-asian="8pt"/>
    </style:style>
    <style:style style:name="Braun-Fusszeile" style:family="paragraph" style:parent-style-name="Footer" style:master-page-name="">
      <style:paragraph-properties style:page-number="auto">
        <style:tab-stops>
          <style:tab-stop style:position="8.1cm" style:type="center"/>
          <style:tab-stop style:position="16.2cm" style:type="right"/>
        </style:tab-stops>
      </style:paragraph-properties>
      <style:text-properties style:font-name="Arial2" fo:font-family="Arial" style:font-style-name="Standard" style:font-family-generic="swiss" style:font-pitch="variable" fo:font-size="8pt" style:font-size-asian="8pt"/>
    </style:style>
    <style:style style:name="Braun-Text" style:family="paragraph" style:parent-style-name="Standard" style:master-page-name="">
      <style:paragraph-properties fo:margin-left="5.001cm" fo:margin-right="0cm" fo:text-align="justify" style:justify-single-word="false" fo:orphans="2" fo:widows="2" fo:text-indent="0cm" style:auto-text-indent="false" style:page-number="auto"/>
    </style:style>
    <style:style style:name="Braun-Textabsatz" style:family="paragraph" style:parent-style-name="Text_20_body" style:master-page-name="">
      <style:paragraph-properties fo:margin-left="5.001cm" fo:margin-right="0cm" fo:margin-top="0.349cm" fo:margin-bottom="0.349cm" style:contextual-spacing="false" fo:text-align="justify" style:justify-single-word="false" fo:orphans="2" fo:widows="2" fo:text-indent="0cm" style:auto-text-indent="false" style:page-number="auto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Braun-Textabsatz" style:default-outline-level="1" style:class="text" style:master-page-name="Braun-Seite_20_Hochformat">
      <loext:graphic-properties draw:fill="solid" draw:fill-color="#e6e6e6" draw:opacity="100%"/>
      <style:paragraph-properties fo:margin-top="0cm" fo:margin-bottom="0.6cm" style:contextual-spacing="false" fo:keep-together="always" style:page-number="1" fo:break-before="auto" fo:break-after="auto" fo:background-color="#e6e6e6" fo:padding-left="0.101cm" fo:padding-right="0.101cm" fo:padding-top="0.049cm" fo:padding-bottom="0.049cm" fo:border="0.99pt solid #e6e6e6" style:shadow="#b3b3b3 0.09cm 0.09cm">
        <style:tab-stops/>
      </style:paragraph-properties>
      <style:text-properties fo:text-transform="uppercase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Braun-Textabsatz" style:default-outline-level="2" style:class="text" style:master-page-name="">
      <loext:graphic-properties draw:fill="solid" draw:fill-color="#e6e6e6" draw:opacity="100%"/>
      <style:paragraph-properties fo:margin-top="0cm" fo:margin-bottom="0.499cm" style:contextual-spacing="false" fo:keep-together="always" style:page-number="auto" fo:break-before="page" fo:background-color="#e6e6e6" fo:padding-left="0.101cm" fo:padding-right="0.101cm" fo:padding-top="0.049cm" fo:padding-bottom="0.049cm" fo:border="0.99pt solid #e6e6e6" style:shadow="#b3b3b3 0.09cm 0.09cm"/>
      <style:text-properties fo:text-transform="uppercase"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Braun-Textabsatz" style:default-outline-level="3" style:class="text" style:master-page-name="">
      <loext:graphic-properties draw:fill="solid" draw:fill-color="#e6e6e6" draw:opacity="100%"/>
      <style:paragraph-properties fo:keep-together="always" style:page-number="auto" fo:background-color="#e6e6e6" fo:padding-left="0.101cm" fo:padding-right="0.101cm" fo:padding-top="0.049cm" fo:padding-bottom="0.049cm" fo:border="0.99pt solid #cccccc" style:shadow="#b3b3b3 0.09cm 0.09cm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Braun-Textabsatz" style:default-outline-level="4" style:class="text" style:master-page-name="">
      <loext:graphic-properties draw:fill="solid" draw:fill-color="#f3f3f4" draw:opacity="100%"/>
      <style:paragraph-properties fo:keep-together="always" style:page-number="auto" fo:background-color="#f3f3f4" fo:padding-left="0.101cm" fo:padding-right="0.101cm" fo:padding-top="0.049cm" fo:padding-bottom="0.049cm" fo:border="0.51pt solid #cccccc" style:shadow="#cccccc 0.09cm 0.09cm">
        <style:tab-stops/>
      </style:paragraph-properties>
      <style:text-properties fo:font-size="85%" fo:font-style="normal" fo:font-weight="bold" style:font-size-asian="85%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Braun-Textabsatz" style:default-outline-level="5" style:class="text" style:master-page-name="">
      <loext:graphic-properties draw:fill="solid" draw:fill-color="#f3f3f4" draw:opacity="100%"/>
      <style:paragraph-properties fo:margin-left="5.5cm" fo:margin-right="0cm" fo:keep-together="always" fo:text-indent="-0.499cm" style:auto-text-indent="false" style:page-number="auto" fo:background-color="#f3f3f4" fo:padding="0.049cm" fo:border-left="none" fo:border-right="none" fo:border-top="0.51pt solid #cccccc" fo:border-bottom="0.51pt solid #cccccc" style:shadow="non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Braun-Textabsatz" style:default-outline-level="6" style:class="text" style:master-page-name="">
      <loext:graphic-properties draw:fill="solid" draw:fill-color="#f3f3f4" draw:opacity="100%"/>
      <style:paragraph-properties fo:margin-left="5.8cm" fo:margin-right="0cm" fo:keep-together="always" fo:text-indent="-0.801cm" style:auto-text-indent="false" style:page-number="auto" fo:background-color="#f3f3f4" fo:padding="0.049cm" fo:border-left="none" fo:border-right="none" fo:border-top="0.06pt solid #e6e6e6" fo:border-bottom="0.06pt solid #e6e6e6" style:shadow="none">
        <style:tab-stops/>
      </style:paragraph-properties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Braun-Textabsatz" style:default-outline-level="7" style:class="text" style:master-page-name="">
      <loext:graphic-properties draw:fill="solid" draw:fill-color="#f3f3f4" draw:opacity="100%"/>
      <style:paragraph-properties fo:margin-left="5.8cm" fo:margin-right="0cm" fo:keep-together="always" fo:text-indent="-0.801cm" style:auto-text-indent="false" style:page-number="auto" fo:background-color="#f3f3f4" fo:padding="0.049cm" fo:border-left="none" fo:border-right="none" fo:border-top="0.06pt solid #f2f2f2" fo:border-bottom="0.06pt solid #f2f2f2" style:shadow="none">
        <style:tab-stops/>
      </style:paragraph-properties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Braun-Textabsatz" style:default-outline-level="8" style:class="text" style:master-page-name="">
      <loext:graphic-properties draw:fill="solid" draw:fill-color="#f3f3f4" draw:opacity="100%"/>
      <style:paragraph-properties fo:margin-left="5.8cm" fo:margin-right="0cm" fo:keep-together="always" fo:text-indent="-0.801cm" style:auto-text-indent="false" style:page-number="auto" fo:background-color="#f3f3f4" style:shadow="none">
        <style:tab-stops/>
      </style:paragraph-properties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Braun-Textabsatz" style:default-outline-level="9" style:class="text" style:master-page-name="">
      <loext:graphic-properties draw:fill="none" draw:fill-color="#99ccff"/>
      <style:paragraph-properties fo:margin-left="5.8cm" fo:margin-right="0cm" fo:keep-together="always" fo:text-indent="-0.801cm" style:auto-text-indent="false" style:page-number="auto" fo:background-color="transparent" fo:padding="0.049cm" fo:border-left="none" fo:border-right="none" fo:border-top="0.06pt solid #f3f3f4" fo:border-bottom="0.06pt solid #f3f3f4" style:shadow="none">
        <style:tab-stops/>
      </style:paragraph-properties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Braun-Textabsatz" style:default-outline-level="10" style:class="text" style:master-page-name="">
      <loext:graphic-properties draw:fill="solid" draw:fill-color="#f3f3f4" draw:opacity="100%"/>
      <style:paragraph-properties fo:keep-together="always" style:page-number="auto" fo:background-color="#f3f3f4" fo:padding="0.049cm" fo:border-left="none" fo:border-right="none" fo:border-top="0.51pt solid #cccccc" fo:border-bottom="0.51pt solid #cccccc" style:shadow="none"/>
      <style:text-properties fo:font-size="85%" fo:font-weight="bold" style:font-size-asian="75%" style:font-weight-asian="bold" style:font-size-complex="75%" style:font-weight-complex="bold"/>
    </style:style>
    <style:style style:name="Braun-Titelüberschrift_20_2" style:display-name="Braun-Titelüberschrift 2" style:family="paragraph" style:parent-style-name="Heading" style:next-style-name="Braun-Textabsatz" style:list-style-name="Braun-Titelnummerierung" style:master-page-name="">
      <loext:graphic-properties draw:fill="solid" draw:fill-color="#e6e6e6" draw:opacity="100%"/>
      <style:paragraph-properties fo:margin-left="0.64cm" fo:margin-right="0cm" fo:text-indent="-0.64cm" style:auto-text-indent="false" style:page-number="auto" fo:break-before="page" fo:background-color="#e6e6e6" fo:padding-left="0.15cm" fo:padding-right="0.049cm" fo:padding-top="0.049cm" fo:padding-bottom="0.049cm" fo:border="0.99pt solid #e6e6e6" style:shadow="#b3b3b3 0.09cm 0.09cm">
        <style:tab-stops/>
      </style:paragraph-properties>
      <style:text-properties fo:text-transform="uppercase" fo:font-weight="bold" style:font-weight-asian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raun-Titelüberschrift_20_1" style:display-name="Braun-Titelüberschrift 1" style:family="paragraph" style:parent-style-name="Braun-Titelüberschrift_20_2" style:next-style-name="Braun-Textabsatz" style:list-style-name="" style:master-page-name="Standard">
      <loext:graphic-properties draw:fill="solid" draw:fill-color="#e6e6e6" draw:opacity="100%"/>
      <style:paragraph-properties style:page-number="auto" fo:background-color="#e6e6e6">
        <style:tab-stops/>
      </style:paragraph-properties>
      <style:text-properties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raun-Hinweistext" style:family="paragraph" style:parent-style-name="Braun-Text" style:master-page-name="">
      <style:paragraph-properties fo:margin-left="0cm" fo:margin-right="0cm" fo:text-indent="0cm" style:auto-text-indent="false" style:page-number="auto"/>
    </style:style>
    <style:style style:name="Braun-Hinweissignalwort" style:family="paragraph" style:parent-style-name="Braun-Hinweistext" style:master-page-name="">
      <style:paragraph-properties fo:text-align="center" style:justify-single-word="false" style:page-number="auto"/>
      <style:text-properties fo:text-transform="uppercase" fo:font-size="10.5pt" fo:font-weight="bold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raun-Tabellenüberschrift" style:family="paragraph" style:parent-style-name="Table_20_Heading" style:class="extra">
      <style:paragraph-properties fo:text-align="start" style:justify-single-word="false"/>
      <style:text-properties style:font-name="Arial1" fo:font-family="Arial" style:font-style-name="Fett Kursiv" style:font-family-generic="swiss" style:font-pitch="variable" fo:font-size="12pt" fo:font-style="italic"/>
    </style:style>
    <style:style style:name="Frame_20_contents" style:display-name="Frame contents" style:family="paragraph" style:parent-style-name="Text_20_body" style:class="extra"/>
    <style:style style:name="Braun-Rahmeninhalt_20_Variablen" style:display-name="Braun-Rahmeninhalt Variablen" style:family="paragraph" style:parent-style-name="Frame_20_contents">
      <style:text-properties fo:font-size="8pt" style:font-size-asian="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/>
    </style:style>
    <style:style style:name="Braun-Titelüberschrift_20_3" style:display-name="Braun-Titelüberschrift 3" style:family="paragraph" style:parent-style-name="Heading_20_3" style:next-style-name="Braun-Textabsatz" style:default-outline-level="" style:list-style-name=""/>
    <style:style style:name="Braun-Fusszeile_20_Querformat" style:display-name="Braun-Fusszeile Querformat" style:family="paragraph" style:parent-style-name="Braun-Fusszeile">
      <style:text-properties style:text-rotation-angle="270" style:text-rotation-scale="line-height"/>
    </style:style>
    <style:style style:name="Braun-Kopfzeile_20_Querformat" style:display-name="Braun-Kopfzeile Querformat" style:family="paragraph" style:parent-style-name="Braun-Kopfzeile">
      <style:text-properties style:text-rotation-angle="270" style:text-rotation-scale="line-height"/>
    </style:style>
    <style:style style:name="Braun-Textabsatz_20_nur_20_oben" style:display-name="Braun-Textabsatz nur oben" style:family="paragraph" style:parent-style-name="Braun-Textabsatz" style:next-style-name="Braun-Textabsatz">
      <style:paragraph-properties fo:margin-top="0.349cm" fo:margin-bottom="0cm" style:contextual-spacing="false"/>
    </style:style>
    <style:style style:name="Braun-Textabsatz_20_nur_20_unten" style:display-name="Braun-Textabsatz nur unten" style:family="paragraph" style:parent-style-name="Braun-Textabsatz" style:next-style-name="Braun-Textabsatz">
      <style:paragraph-properties fo:margin-top="0cm" fo:margin-bottom="0.349cm" style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dex_20_Heading" style:display-name="Index Heading" style:family="paragraph" style:parent-style-name="Heading" style:class="index" style:master-page-name="">
      <loext:graphic-properties draw:fill="solid" draw:fill-color="#e6e6e6" draw:opacity="100%"/>
      <style:paragraph-properties fo:margin-left="0cm" fo:margin-right="0cm" fo:text-indent="0cm" style:auto-text-indent="false" style:page-number="auto" fo:background-color="#e6e6e6" fo:padding-left="0.101cm" fo:padding-right="0.101cm" fo:padding-top="0.049cm" fo:padding-bottom="0.049cm" fo:border="0.99pt solid #cccccc" style:shadow="#b3b3b3 0.09cm 0.09cm" text:number-lines="false" text:line-number="0"/>
      <style:text-properties fo:font-size="13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e6e6e6" draw:opacity="100%"/>
      <style:paragraph-properties fo:margin-left="0cm" fo:margin-right="0cm" fo:text-indent="0cm" style:auto-text-indent="false" style:page-number="auto" fo:background-color="#e6e6e6" fo:padding-left="0.101cm" fo:padding-right="0.101cm" fo:padding-top="0.049cm" fo:padding-bottom="0.049cm" fo:border="0.99pt solid #cccccc" style:shadow="#b3b3b3 0.09cm 0.09cm" text:number-lines="false" text:line-number="0"/>
      <style:text-properties fo:font-size="13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size="10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text-transform="uppercase" fo:font-size="9pt" fo:font-weight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9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9pt"/>
    </style:style>
    <style:style style:name="Braun-Hinweisüberschrift" style:family="paragraph" style:parent-style-name="Braun-Hinweistext" style:next-style-name="Braun-Hinweistext" style:master-page-name="">
      <style:paragraph-properties style:page-number="auto"/>
      <style:text-properties fo:font-size="10.5pt" fo:font-weight="bold" style:font-weight-asian="bold"/>
    </style:style>
    <style:style style:name="Braun-Textabsatz_20_links_20_beginnend" style:display-name="Braun-Textabsatz links beginnend" style:family="paragraph" style:parent-style-name="Braun-Textabsatz">
      <style:paragraph-properties fo:margin-left="0cm" fo:margin-right="0cm" fo:text-indent="0cm" style:auto-text-indent="false"/>
    </style:style>
    <style:style style:name="Braun-Text_20_links_20_beginnend" style:display-name="Braun-Text links beginnend" style:family="paragraph" style:parent-style-name="Braun-Text" style:master-page-name="">
      <style:paragraph-properties fo:margin-left="0cm" fo:margin-right="0cm" fo:text-indent="0cm" style:auto-text-indent="false" style:page-number="auto"/>
    </style:style>
    <style:style style:name="Illustration_20_Index_20_Heading" style:display-name="Illustration Index Heading" style:family="paragraph" style:parent-style-name="Heading" style:class="index" style:master-page-name="">
      <loext:graphic-properties draw:fill="solid" draw:fill-color="#e6e6e6" draw:opacity="100%"/>
      <style:paragraph-properties fo:margin-left="0cm" fo:margin-right="0cm" fo:text-indent="0cm" style:auto-text-indent="false" style:page-number="auto" fo:background-color="#e6e6e6" fo:padding-left="0.101cm" fo:padding-right="0.101cm" fo:padding-top="0.049cm" fo:padding-bottom="0.049cm" fo:border="0.99pt solid #cccccc" style:shadow="#b3b3b3 0.09cm 0.09cm" text:number-lines="false" text:line-number="0">
        <style:tab-stops/>
      </style:paragraph-properties>
      <style:text-properties fo:font-size="13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loext:graphic-properties draw:fill="solid" draw:fill-color="#e6e6e6" draw:opacity="100%"/>
      <style:paragraph-properties fo:margin-left="0cm" fo:margin-right="0cm" fo:text-indent="0cm" style:auto-text-indent="false" fo:background-color="#e6e6e6" fo:padding-left="0.101cm" fo:padding-right="0.101cm" fo:padding-top="0.049cm" fo:padding-bottom="0.049cm" fo:border="0.99pt solid #cccccc" style:shadow="#b3b3b3 0.09cm 0.09cm" text:number-lines="false" text:line-number="0"/>
      <style:text-properties fo:font-size="13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loext:graphic-properties draw:fill="solid" draw:fill-color="#e6e6e6" draw:opacity="100%"/>
      <style:paragraph-properties fo:margin-left="0cm" fo:margin-right="0cm" fo:text-indent="0cm" style:auto-text-indent="false" fo:background-color="#e6e6e6" fo:padding-left="0.101cm" fo:padding-right="0.101cm" fo:padding-top="0.049cm" fo:padding-bottom="0.049cm" fo:border="0.99pt solid #cccccc" style:shadow="#b3b3b3 0.09cm 0.09cm" text:number-lines="false" text:line-number="0"/>
      <style:text-properties fo:font-size="13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loext:graphic-properties draw:fill="solid" draw:fill-color="#e6e6e6" draw:opacity="100%"/>
      <style:paragraph-properties fo:margin-left="0cm" fo:margin-right="0cm" fo:text-indent="0cm" style:auto-text-indent="false" fo:background-color="#e6e6e6" fo:padding-left="0.101cm" fo:padding-right="0.101cm" fo:padding-top="0.049cm" fo:padding-bottom="0.049cm" fo:border="0.99pt solid #cccccc" style:shadow="#b3b3b3 0.09cm 0.09cm" text:number-lines="false" text:line-number="0"/>
      <style:text-properties fo:font-size="13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loext:graphic-properties draw:fill="solid" draw:fill-color="#e6e6e6" draw:opacity="100%"/>
      <style:paragraph-properties fo:margin-left="0cm" fo:margin-right="0cm" fo:text-indent="0cm" style:auto-text-indent="false" fo:background-color="#e6e6e6" fo:padding-left="0.101cm" fo:padding-right="0.101cm" fo:padding-top="0.049cm" fo:padding-bottom="0.049cm" fo:border="0.99pt solid #cccccc" style:shadow="#b3b3b3 0.09cm 0.09cm" text:number-lines="false" text:line-number="0"/>
      <style:text-properties fo:font-size="13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raun-Deckblatt-Infos" style:family="paragraph" style:parent-style-name="Braun-Text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ize="20pt" fo:font-weight="bold"/>
    </style:style>
    <style:style style:name="Braun-Deckblatt-Beschreibung" style:family="paragraph" style:parent-style-name="Braun-Deckblatt-Infos">
      <style:text-properties fo:text-transform="uppercase"/>
    </style:style>
    <style:style style:name="Braun-Deckblatt-Titel" style:family="paragraph" style:parent-style-name="Braun-Deckblatt-Beschreibung">
      <style:text-properties fo:font-size="30pt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Index_20_Link" style:display-name="Index Link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raun-HMI-Befehl" style:family="text">
      <style:text-properties fo:color="#800080" loext:opacity="100%" fo:font-style="italic" fo:font-weight="bold"/>
    </style:style>
    <style:style style:name="Braun-Verweis_20_auf_20_anderes_20_Kapitel" style:display-name="Braun-Verweis auf anderes Kapitel" style:family="text">
      <style:text-properties fo:font-style="italic"/>
    </style:style>
    <style:style style:name="Kleine_20_Buchstaben" style:display-name="Kleine Buchstaben" style:family="text">
      <style:text-properties fo:text-transform="lowercas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Rahmen_20_Dokumentvariablen" style:display-name="Rahmen Dokumentvariablen" style:family="graphic" style:parent-style-name="Frame">
      <style:graphic-properties svg:width="2.499cm" fo:min-height="0.139cm" text:anchor-type="paragraph" svg:x="0cm" svg:y="0cm" fo:margin-left="0.199cm" fo:margin-right="0.199cm" fo:margin-top="0.199cm" fo:margin-bottom="0.199cm" style:print-content="false" style:run-through="background" style:wrap="run-through" style:number-wrapped-paragraphs="no-limit" style:vertical-pos="top" style:vertical-rel="page" style:horizontal-pos="left" style:horizontal-rel="page" fo:background-color="#ffcc99" style:background-transparency="75%" draw:fill="solid" draw:fill-color="#ffcc99" draw:opacity="25%" fo:padding="0cm" fo:border="none" style:shadow="none" draw:shadow-opacity="100%">
        <style:columns fo:column-count="1" fo:column-gap="0cm"/>
      </style:graphic-properties>
    </style:style>
    <text:outline-style style:name="Outline">
      <text:outline-level-style text:level="1" loext:num-list-format="%1%" style:num-format="1" text:start-value="2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loext:num-list-format="%5%" style:num-format="a">
        <style:list-level-properties text:list-level-position-and-space-mode="label-alignment">
          <style:list-level-label-alignment text:label-followed-by="space" fo:text-indent="-0.75cm" fo:margin-left="0.75cm"/>
        </style:list-level-properties>
      </text:outline-level-style>
      <text:outline-level-style text:level="6" loext:num-list-format="%5%.%6%" style:num-format="i" text:display-levels="2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loext:num-list-format="%10%" style:num-format="A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3cm" fo:margin-left="0.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space" fo:text-indent="-0.302cm" fo:margin-left="1.10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space" fo:text-indent="-0.3cm" fo:margin-left="1.499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space" fo:text-indent="-0.3cm" fo:margin-left="1.9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space" fo:text-indent="-0.3cm" fo:margin-left="2.3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space" fo:text-indent="-0.302cm" fo:margin-left="2.701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space" fo:text-indent="-0.3cm" fo:margin-left="3.099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space" fo:text-indent="-0.3cm" fo:margin-left="3.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space" fo:text-indent="-0.3cm" fo:margin-left="3.9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-0.4cm" fo:margin-left="0.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-0.4cm" fo:margin-left="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-0.4cm" fo:margin-left="1.3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-0.4cm" fo:margin-left="1.9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-0.399cm" fo:margin-left="2.2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-0.399cm" fo:margin-left="2.499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-0.399cm" fo:margin-left="2.799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-0.399cm" fo:margin-left="3.099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Bullet_20_Symbols" loext:num-list-format="%1%" text:bullet-char="☑">
        <style:list-level-properties text:list-level-position-and-space-mode="label-alignment">
          <style:list-level-label-alignment text:label-followed-by="space" fo:text-indent="-0.499cm" fo:margin-left="0.4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Bullet_20_Symbols" loext:num-list-format="%2%" text:bullet-char="□">
        <style:list-level-properties text:list-level-position-and-space-mode="label-alignment">
          <style:list-level-label-alignment text:label-followed-by="space" fo:text-indent="-0.496cm" fo:margin-left="0.89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Bullet_20_Symbols" loext:num-list-format="%3%" text:bullet-char="☑">
        <style:list-level-properties text:list-level-position-and-space-mode="label-alignment">
          <style:list-level-label-alignment text:label-followed-by="space" fo:text-indent="-0.499cm" fo:margin-left="0.4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space" fo:text-indent="-0.496cm" fo:margin-left="0.89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Bullet_20_Symbols" loext:num-list-format="%5%" text:bullet-char="☑">
        <style:list-level-properties text:list-level-position-and-space-mode="label-alignment">
          <style:list-level-label-alignment text:label-followed-by="space" fo:text-indent="-0.499cm" fo:margin-left="0.4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Bullet_20_Symbols" loext:num-list-format="%6%" text:bullet-char="□">
        <style:list-level-properties text:list-level-position-and-space-mode="label-alignment">
          <style:list-level-label-alignment text:label-followed-by="space" fo:text-indent="-0.496cm" fo:margin-left="0.89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Bullet_20_Symbols" loext:num-list-format="%7%" text:bullet-char="☑">
        <style:list-level-properties text:list-level-position-and-space-mode="label-alignment">
          <style:list-level-label-alignment text:label-followed-by="space" fo:text-indent="-0.499cm" fo:margin-left="0.4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Bullet_20_Symbols" loext:num-list-format="%8%" text:bullet-char="□">
        <style:list-level-properties text:list-level-position-and-space-mode="label-alignment">
          <style:list-level-label-alignment text:label-followed-by="space" fo:text-indent="-0.496cm" fo:margin-left="0.89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Bullet_20_Symbols" loext:num-list-format="%9%" text:bullet-char="☑">
        <style:list-level-properties text:list-level-position-and-space-mode="label-alignment">
          <style:list-level-label-alignment text:label-followed-by="space" fo:text-indent="-0.499cm" fo:margin-left="0.4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10" text:style-name="Bullet_20_Symbols" loext:num-list-format="%10%" text:bullet-char="□">
        <style:list-level-properties text:list-level-position-and-space-mode="label-alignment">
          <style:list-level-label-alignment text:label-followed-by="space" fo:text-indent="-0.496cm" fo:margin-left="0.891cm"/>
        </style:list-level-properties>
        <style:text-properties fo:font-family="OpenSymbol" style:font-style-name="Regular" style:font-pitch="variable" style:font-charset="x-symbol"/>
      </text:list-level-style-bullet>
    </text:list-style>
    <text:list-style style:name="List_20_4" style:display-name="List 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Bullet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Bullet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Bullet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Bullet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Bullet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Bullet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Bullet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10" text:style-name="Bullet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style-name="Regular" style:font-pitch="variable" style:font-charset="x-symbol"/>
      </text:list-level-style-bullet>
    </text:list-style>
    <text:list-style style:name="List_20_5" style:display-name="List 5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style-name="Regular" style:font-pitch="variable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399cm" fo:margin-left="0.9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4cm" fo:margin-left="1.401cm"/>
        </style:list-level-properties>
      </text:list-level-style-number>
      <text:list-level-style-number text:level="4" text:style-name="Numbering_20_Symbols" loext:num-list-format="%1%.%2%.%3%.%4%." style:num-suffix="." style:num-format="i" text:display-levels="4">
        <style:list-level-properties text:list-level-position-and-space-mode="label-alignment" fo:text-align="end">
          <style:list-level-label-alignment text:label-followed-by="space" fo:text-indent="-0.4cm" fo:margin-left="3cm"/>
        </style:list-level-properties>
      </text:list-level-style-number>
      <text:list-level-style-number text:level="5" text:style-name="Numbering_20_Symbols" loext:num-list-format="%1%.%2%.%3%.%4%.%5%." style:num-suffix="." style:num-format="a" text:display-levels="5">
        <style:list-level-properties text:list-level-position-and-space-mode="label-alignment">
          <style:list-level-label-alignment text:label-followed-by="space" fo:text-indent="-0.4cm" fo:margin-left="2.40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399cm" fo:margin-left="2.9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-0.4cm" fo:margin-left="3.40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-0.399cm" fo:margin-left="3.9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-0.399cm" fo:margin-left="4.399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-0.399cm" fo:margin-left="4.9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space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space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space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space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space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space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space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space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space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space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space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space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space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space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space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space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space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349cm" fo:margin-left="0.34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5cm" fo:margin-left="0.95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6cm" fo:margin-left="1.6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549cm" fo:margin-left="2.05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cm" fo:margin-left="2.401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598cm" fo:margin-left="3.099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7cm" fo:margin-left="3.701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799cm" fo:margin-left="4.3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55cm" fo:margin-left="4.551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48cm" fo:margin-left="4.949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space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space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space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space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space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space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space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space" fo:text-indent="-0.395cm" fo:margin-left="4.371cm"/>
        </style:list-level-properties>
        <style:text-properties style:font-name="OpenSymbol"/>
      </text:list-level-style-bullet>
    </text:list-style>
    <text:list-style style:name="Braun-Titelnummerierung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Braun-Aufzählung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4cm" fo:margin-left="0.981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space" fo:text-indent="-0.48cm" fo:margin-left="1.75cm"/>
        </style:list-level-properties>
        <style:text-properties fo:font-family="Star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474cm" fo:margin-left="2.379cm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space" fo:text-indent="-0.31cm" fo:margin-left="2.85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space" fo:text-indent="-0.485cm" fo:margin-left="3.66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space" fo:text-indent="-0.469cm" fo:margin-left="4.279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space" fo:text-indent="-0.335cm" fo:margin-left="4.7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space" fo:text-indent="-0.49cm" fo:margin-left="5.57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space" fo:text-indent="-0.466cm" fo:margin-left="6.181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space" fo:text-indent="-0.33cm" fo:margin-left="6.68cm"/>
        </style:list-level-properties>
        <style:text-properties fo:font-family="StarSymbol" style:font-charset="x-symbol"/>
      </text:list-level-style-bullet>
    </text:list-style>
    <text:list-style style:name="Braun-Aufzählung_20_ohne_20_Einzug" style:display-name="Braun-Aufzählung ohne Einzug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4cm" fo:margin-left="0.34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space" fo:text-indent="-0.34cm" fo:margin-left="0.681cm"/>
        </style:list-level-properties>
        <style:text-properties fo:font-family="Tahoma" style:font-style-name="Standard" style:font-family-generic="swiss" style:font-pitch="variable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339cm" fo:margin-left="1.02cm"/>
        </style:list-level-properties>
        <style:text-properties fo:font-family="Tahoma" style:font-style-name="Standard" style:font-family-generic="swiss" style:font-pitch="variable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space" fo:text-indent="-0.34cm" fo:margin-left="1.36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space" fo:text-indent="-0.34cm" fo:margin-left="1.7cm"/>
        </style:list-level-properties>
        <style:text-properties fo:font-family="Tahoma" style:font-style-name="Standard" style:font-family-generic="swiss" style:font-pitch="variable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space" fo:text-indent="-0.34cm" fo:margin-left="2.041cm"/>
        </style:list-level-properties>
        <style:text-properties fo:font-family="Tahoma" style:font-style-name="Standard" style:font-family-generic="swiss" style:font-pitch="variable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space" fo:text-indent="-0.339cm" fo:margin-left="2.379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space" fo:text-indent="-0.34cm" fo:margin-left="2.72cm"/>
        </style:list-level-properties>
        <style:text-properties fo:font-family="Tahoma" style:font-style-name="Standard" style:font-family-generic="swiss" style:font-pitch="variable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space" fo:text-indent="-0.34cm" fo:margin-left="3.06cm"/>
        </style:list-level-properties>
        <style:text-properties fo:font-family="Tahoma" style:font-style-name="Standard" style:font-family-generic="swiss" style:font-pitch="variable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space" fo:text-indent="-0.34cm" fo:margin-left="3.401cm"/>
        </style:list-level-properties>
        <style:text-properties fo:font-family="StarSymbol" style:font-charset="x-symbol"/>
      </text:list-level-style-bullet>
    </text:list-style>
    <text:list-style style:name="Braun-Nummerierung_20_a" style:display-name="Braun-Nummerierung a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space" fo:text-indent="-0.45cm" fo:margin-left="0.45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 fo:text-align="end">
          <style:list-level-label-alignment text:label-followed-by="space" fo:text-indent="-0.45cm" fo:margin-left="1.5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space" fo:text-indent="-0.45cm" fo:margin-left="1.85cm"/>
        </style:list-level-properties>
      </text:list-level-style-number>
      <text:list-level-style-number text:level="4" text:style-name="Numbering_20_Symbols" loext:num-list-format="%3%.%4%)" style:num-suffix=")" style:num-format="a" text:display-levels="2">
        <style:list-level-properties text:list-level-position-and-space-mode="label-alignment">
          <style:list-level-label-alignment text:label-followed-by="space" fo:text-indent="-0.45cm" fo:margin-left="2.551cm"/>
        </style:list-level-properties>
      </text:list-level-style-number>
      <text:list-level-style-number text:level="5" text:style-name="Numbering_20_Symbols" loext:num-list-format="%3%.%4%.%5%)" style:num-suffix=")" style:num-format="i" text:display-levels="3">
        <style:list-level-properties text:list-level-position-and-space-mode="label-alignment" fo:text-align="end">
          <style:list-level-label-alignment text:label-followed-by="space" fo:text-indent="-0.45cm" fo:margin-left="4.249cm"/>
        </style:list-level-properties>
      </text:list-level-style-number>
      <text:list-level-style-number text:level="6" text:style-name="Numbering_20_Symbols" loext:num-list-format="%3%.%4%.%5%.%6%)" style:num-suffix=")" style:num-format="1" text:display-levels="4">
        <style:list-level-properties text:list-level-position-and-space-mode="label-alignment">
          <style:list-level-label-alignment text:label-followed-by="space" fo:text-indent="-0.45cm" fo:margin-left="3.949cm"/>
        </style:list-level-properties>
      </text:list-level-style-number>
      <text:list-level-style-number text:level="7" text:style-name="Numbering_20_Symbols" loext:num-list-format="%3%.%4%.%5%.%6%.%7%)" style:num-suffix=")" style:num-format="a" text:display-levels="5">
        <style:list-level-properties text:list-level-position-and-space-mode="label-alignment">
          <style:list-level-label-alignment text:label-followed-by="space" fo:text-indent="-0.45cm" fo:margin-left="4.65cm"/>
        </style:list-level-properties>
      </text:list-level-style-number>
      <text:list-level-style-number text:level="8" text:style-name="Numbering_20_Symbols" loext:num-list-format="%3%.%4%.%5%.%6%.%7%.%8%)" style:num-suffix=")" style:num-format="i" text:display-levels="6">
        <style:list-level-properties text:list-level-position-and-space-mode="label-alignment" fo:text-align="end">
          <style:list-level-label-alignment text:label-followed-by="space" fo:text-indent="-0.452cm" fo:margin-left="7.151cm"/>
        </style:list-level-properties>
      </text:list-level-style-number>
      <text:list-level-style-number text:level="9" text:style-name="Numbering_20_Symbols" loext:num-list-format="%3%.%4%.%5%.%6%.%7%.%8%.%9%)" style:num-suffix=")" style:num-format="1" text:display-levels="7">
        <style:list-level-properties text:list-level-position-and-space-mode="label-alignment">
          <style:list-level-label-alignment text:label-followed-by="space" fo:text-indent="-0.45cm" fo:margin-left="6.05cm"/>
        </style:list-level-properties>
      </text:list-level-style-number>
      <text:list-level-style-number text:level="10" text:style-name="Numbering_20_Symbols" loext:num-list-format="%3%.%4%.%5%.%6%.%7%.%8%.%9%.%10%)" style:num-suffix=")" style:num-format="a" text:display-levels="8">
        <style:list-level-properties text:list-level-position-and-space-mode="label-alignment">
          <style:list-level-label-alignment text:label-followed-by="space" fo:text-indent="-0.45cm" fo:margin-left="6.75cm"/>
        </style:list-level-properties>
      </text:list-level-style-number>
    </text:list-style>
    <text:list-style style:name="Braun-Nummerierung_20_a_20_5cm-Einzug" style:display-name="Braun-Nummerierung a 5cm-Einzug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space" fo:text-indent="-0.45cm" fo:margin-left="5.45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 fo:text-align="end">
          <style:list-level-label-alignment text:label-followed-by="space" fo:text-indent="-0.45cm" fo:margin-left="6.549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space" fo:text-indent="-0.45cm" fo:margin-left="6.849cm"/>
        </style:list-level-properties>
      </text:list-level-style-number>
      <text:list-level-style-number text:level="4" text:style-name="Numbering_20_Symbols" loext:num-list-format="%3%.%4%)" style:num-suffix=")" style:num-format="a" text:display-levels="2">
        <style:list-level-properties text:list-level-position-and-space-mode="label-alignment">
          <style:list-level-label-alignment text:label-followed-by="space" fo:text-indent="-0.45cm" fo:margin-left="7.549cm"/>
        </style:list-level-properties>
      </text:list-level-style-number>
      <text:list-level-style-number text:level="5" text:style-name="Numbering_20_Symbols" loext:num-list-format="%3%.%4%.%5%)" style:num-suffix=")" style:num-format="i" text:display-levels="3">
        <style:list-level-properties text:list-level-position-and-space-mode="label-alignment" fo:text-align="end">
          <style:list-level-label-alignment text:label-followed-by="space" fo:text-indent="-0.45cm" fo:margin-left="9.35cm"/>
        </style:list-level-properties>
      </text:list-level-style-number>
      <text:list-level-style-number text:level="6" text:style-name="Numbering_20_Symbols" loext:num-list-format="%3%.%4%.%5%.%6%)" style:num-suffix=")" style:num-format="1" text:display-levels="4">
        <style:list-level-properties text:list-level-position-and-space-mode="label-alignment">
          <style:list-level-label-alignment text:label-followed-by="space" fo:text-indent="-0.45cm" fo:margin-left="8.95cm"/>
        </style:list-level-properties>
      </text:list-level-style-number>
      <text:list-level-style-number text:level="7" text:style-name="Numbering_20_Symbols" loext:num-list-format="%3%.%4%.%5%.%6%.%7%)" style:num-suffix=")" style:num-format="a" text:display-levels="5">
        <style:list-level-properties text:list-level-position-and-space-mode="label-alignment">
          <style:list-level-label-alignment text:label-followed-by="space" fo:text-indent="-0.45cm" fo:margin-left="9.65cm"/>
        </style:list-level-properties>
      </text:list-level-style-number>
      <text:list-level-style-number text:level="8" text:style-name="Numbering_20_Symbols" loext:num-list-format="%3%.%4%.%5%.%6%.%7%.%8%)" style:num-suffix=")" style:num-format="i" text:display-levels="6">
        <style:list-level-properties text:list-level-position-and-space-mode="label-alignment" fo:text-align="end">
          <style:list-level-label-alignment text:label-followed-by="space" fo:text-indent="-0.45cm" fo:margin-left="12.45cm"/>
        </style:list-level-properties>
      </text:list-level-style-number>
      <text:list-level-style-number text:level="9" text:style-name="Numbering_20_Symbols" loext:num-list-format="%3%.%4%.%5%.%6%.%7%.%8%.%9%)" style:num-suffix=")" style:num-format="1" text:display-levels="7">
        <style:list-level-properties text:list-level-position-and-space-mode="label-alignment">
          <style:list-level-label-alignment text:label-followed-by="space" fo:text-indent="-0.452cm" fo:margin-left="11.051cm"/>
        </style:list-level-properties>
      </text:list-level-style-number>
      <text:list-level-style-number text:level="10" text:style-name="Numbering_20_Symbols" loext:num-list-format="%3%.%4%.%5%.%6%.%7%.%8%.%9%.%10%)" style:num-suffix=")" style:num-format="a" text:display-levels="8">
        <style:list-level-properties text:list-level-position-and-space-mode="label-alignment">
          <style:list-level-label-alignment text:label-followed-by="space" fo:text-indent="-0.45cm" fo:margin-left="11.749cm"/>
        </style:list-level-properties>
      </text:list-level-style-number>
    </text:list-style>
    <text:list-style style:name="Braun-Aufzählung_20_5cm-Einzug" style:display-name="Braun-Aufzählung 5cm-Einzug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39cm" fo:margin-left="5.339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space" fo:text-indent="-0.34cm" fo:margin-left="5.68cm"/>
        </style:list-level-properties>
        <style:text-properties fo:font-family="Tahoma" style:font-style-name="Standard" style:font-family-generic="swiss" style:font-pitch="variable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34cm" fo:margin-left="6.02cm"/>
        </style:list-level-properties>
        <style:text-properties fo:font-family="Tahoma" style:font-style-name="Standard" style:font-family-generic="swiss" style:font-pitch="variable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space" fo:text-indent="-0.34cm" fo:margin-left="6.361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space" fo:text-indent="-0.339cm" fo:margin-left="6.699cm"/>
        </style:list-level-properties>
        <style:text-properties fo:font-family="Tahoma" style:font-style-name="Standard" style:font-family-generic="swiss" style:font-pitch="variable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space" fo:text-indent="-0.34cm" fo:margin-left="7.04cm"/>
        </style:list-level-properties>
        <style:text-properties fo:font-family="Tahoma" style:font-style-name="Standard" style:font-family-generic="swiss" style:font-pitch="variable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space" fo:text-indent="-0.34cm" fo:margin-left="7.3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space" fo:text-indent="-0.34cm" fo:margin-left="7.721cm"/>
        </style:list-level-properties>
        <style:text-properties fo:font-family="Tahoma" style:font-style-name="Standard" style:font-family-generic="swiss" style:font-pitch="variable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space" fo:text-indent="-0.339cm" fo:margin-left="8.059cm"/>
        </style:list-level-properties>
        <style:text-properties fo:font-family="Tahoma" style:font-style-name="Standard" style:font-family-generic="swiss" style:font-pitch="variable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space" fo:text-indent="-0.34cm" fo:margin-left="8.4cm"/>
        </style:list-level-properties>
        <style:text-properties fo:font-family="StarSymbol" style:font-charset="x-symbol"/>
      </text:list-level-style-bullet>
    </text:list-style>
    <text:list-style style:name="Braun-Nummerierung_20_1_20_5cm-Einzug" style:display-name="Braun-Nummerierung 1 5cm-Einzug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399cm" fo:margin-left="5.399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cm" fo:margin-left="5.9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399cm" fo:margin-left="6.399cm"/>
        </style:list-level-properties>
      </text:list-level-style-number>
      <text:list-level-style-number text:level="4" text:style-name="Numbering_20_Symbols" loext:num-list-format="%1%.%2%.%3%.%4%." style:num-suffix="." style:num-format="i" text:display-levels="4">
        <style:list-level-properties text:list-level-position-and-space-mode="label-alignment" fo:text-align="end">
          <style:list-level-label-alignment text:label-followed-by="space" fo:text-indent="-0.399cm" fo:margin-left="7.999cm"/>
        </style:list-level-properties>
      </text:list-level-style-number>
      <text:list-level-style-number text:level="5" text:style-name="Numbering_20_Symbols" loext:num-list-format="%1%.%2%.%3%.%4%.%5%." style:num-suffix="." style:num-format="a" text:display-levels="5">
        <style:list-level-properties text:list-level-position-and-space-mode="label-alignment">
          <style:list-level-label-alignment text:label-followed-by="space" fo:text-indent="-0.399cm" fo:margin-left="7.4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4cm" fo:margin-left="7.9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-0.4cm" fo:margin-left="8.4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-0.4cm" fo:margin-left="8.9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-0.4cm" fo:margin-left="9.4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-0.4cm" fo:margin-left="9.9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GB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style style:name="Mfr1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  <style:style style:name="Mfr2" style:family="graphic" style:parent-style-name="Frame">
      <style:graphic-properties style:protect="size position" style:vertical-pos="from-top" style:vertical-rel="paragraph-content" style:horizontal-pos="from-left" style:horizontal-rel="paragraph" fo:background-color="transparent" draw:fill="none" draw:fill-color="#ffffff" fo:padding="0cm" fo:border="none" style:shadow="none" draw:shadow-opacity="100%"/>
    </style:style>
    <style:style style:name="Mfr3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3cm" fo:margin-bottom="1.499cm" fo:margin-left="2.799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.499cm" fo:margin-bottom="1.7cm" fo:margin-left="3.2cm" fo:margin-right="3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3cm" fo:margin-left="0cm" fo:margin-right="0cm" fo:margin-bottom="0cm" style:dynamic-spacing="false"/>
      </style:header-style>
      <style:footer-style>
        <style:header-footer-properties svg:height="0.3cm" fo:margin-left="0cm" fo:margin-right="0cm" fo:margin-top="0cm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Braun-Seite_20_Hochformat" style:display-name="Braun-Seite Hochformat" style:page-layout-name="Mpm2" draw:style-name="Mdp2"/>
    <style:master-page style:name="Braun-Seite_20_Querformat" style:display-name="Braun-Seite Querformat" style:page-layout-name="Mpm3" draw:style-name="Mdp1" style:next-style-name="Braun-Seite_20_Hochformat">
      <style:header>
        <text:p text:style-name="Braun-Fusszeile"><draw:frame draw:style-name="Mfr1" draw:name="Kopfzeile Querformat" text:anchor-type="paragraph" svg:x="26.801cm" svg:y="2.799cm" svg:width="1.499cm" svg:height="16.2cm" draw:z-index="0"><draw:text-box><text:p text:style-name="Braun-Kopfzeile_20_Querformat"><draw:frame draw:style-name="Mfr2" draw:name="Kopfzeile Querformat Zeile 1" text:anchor-type="paragraph" svg:x="1.101cm" svg:y="0cm" svg:width="0.4cm" svg:height="16.2cm" draw:z-index="0"><draw:text-box><text:p text:style-name="Braun-Kopfzeile_20_Querformat"><text:variable-get text:name="NummerAnleitung" style:data-style-name="N0">4660-xxx/B</text:variable-get><text:s text:c="68"/><text:variable-get text:name="NummerVersion" style:data-style-name="N0">Version 1.0</text:variable-get><text:s text:c="2"/>- <text:s/><text:date style:data-style-name="N49" text:date-value="2023-03-07T13:00:51.482628285">2023-03-07</text:date><text:s text:c="61"/><text:span text:style-name="MT1"><text:chapter text:display="plain-number" text:outline-level="1"/></text:span><text:span text:style-name="MT1">-</text:span><text:span text:style-name="MT1"><text:page-number text:select-page="current">0</text:page-number></text:span></text:p></draw:text-box></draw:frame><draw:frame draw:style-name="Mfr2" draw:name="Kopfzeile Querformat Zeile 2" text:anchor-type="paragraph" svg:x="0.75cm" svg:y="0cm" svg:width="0.4cm" svg:height="16.2cm" draw:z-index="0"><draw:text-box><text:p text:style-name="Braun-Kopfzeile_20_Querformat"><text:variable-get text:name="NummerMaschine" style:data-style-name="N0">Ma.Nr.xxxxx/00</text:variable-get><text:s text:c="64"/><text:variable-get text:name="NameAnleitung" style:data-style-name="N0">Betriebsanleitung xxx</text:variable-get></text:p></draw:text-box></draw:frame><draw:frame draw:style-name="Mfr2" draw:name="Kopfzeile Querformat Zeile 3" text:anchor-type="paragraph" svg:x="0.4cm" svg:y="0cm" svg:width="0.4cm" svg:height="16.2cm" draw:z-index="0"><draw:text-box><text:p text:style-name="Braun-Kopfzeile_20_Querformat"><text:variable-get text:name="NameKunde" style:data-style-name="N0">Kundenname</text:variable-get><text:s text:c="73"/><text:variable-get text:name="NameKapitel" style:data-style-name="N0">Kapitel xxxx</text:variable-get><text:s text:c="69"/><text:page-count style:num-format="1">2</text:page-count><text:s/><text:variable-get text:name="Seitensummernkommentar" style:data-style-name="N0">Seiten</text:variable-get></text:p></draw:text-box></draw:frame></text:p></draw:text-box></draw:frame></text:p>
      </style:header>
      <style:footer>
        <text:p text:style-name="Braun-Fusszeile"><draw:frame draw:style-name="Mfr3" draw:name="Fusszeile Querformat" text:anchor-type="paragraph" svg:x="1.499cm" svg:y="2.799cm" svg:width="1.499cm" svg:height="16.2cm" draw:z-index="0"><draw:text-box><text:p text:style-name="Braun-Fusszeile_20_Querformat"/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5T10:38:35.159000000</meta:creation-date>
    <dc:title>Testanleitung</dc:title>
    <meta:editing-duration>P0D</meta:editing-duration>
    <meta:editing-cycles>1</meta:editing-cycles>
    <meta:generator>LibreOfficeDev/7.5.0.0.alpha0$Linux_X86_64 LibreOffice_project/31c5b3f10b3e1d1d86d9fc3553c6f55599b080ce</meta:generator>
    <meta:document-statistic meta:table-count="0" meta:image-count="0" meta:object-count="0" meta:page-count="2" meta:paragraph-count="14" meta:word-count="58" meta:character-count="649" meta:non-whitespace-character-count="272"/>
  </office:meta>
</office:document-meta>
</file>